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G CATHEDRAL SCRIPT, SCENARIOS AND DESIGN NOTES</text:p>
      <text:p text:style-name="Standard"/>
      <text:p text:style-name="Standard">PLOT:</text:p>
      <text:p text:style-name="Standard">You are Leap, a frog. You live in a land, where things are strange, yet peaceful. One day however an evil frog mage steals your powers and makes the world turn into Murky, his vision of a dark depressing paradise. Your goal is to find your powers by exploring and beating mage's lackies.</text:p>
      <text:p text:style-name="Standard"/>
      <text:p text:style-name="Standard">LEVELS:</text:p>
      <text:p text:style-name="Standard">Hub World (level 0)</text:p>
      <text:p text:style-name="Standard">You can walk around and talk to your friends and try out new abilities</text:p>
      <text:p text:style-name="Standard">Ability 1: TONGUE</text:p>
      <text:p text:style-name="Standard"/>
      <text:p text:style-name="Standard">Murky Mud Swamp. Boss: Giant Frog (levels 1-3)</text:p>
      <text:p text:style-name="Standard">Tough enemy placement and platforming. Non linear</text:p>
      <text:p text:style-name="Standard">Hidden:</text:p>
      <text:p text:style-name="Standard">a2 grants you TONGUE PUNCH (TONGUE PROJECTILE if TOUNGE PUNCH is found first)</text:p>
      <text:p text:style-name="Standard">a3 grants you COMPASS (lets you use a map for already visited areas)</text:p>
      <text:p text:style-name="Standard">BOSS: grants you JUMP (DOUBLE JUMP if JUMP is found first)</text:p>
      <text:p text:style-name="Standard"/>
      <text:p text:style-name="Standard">Pyramid. Boss: Tutu Skeleton (level 4)</text:p>
      <text:p text:style-name="Standard">Navigation based exploration map</text:p>
      <text:p text:style-name="Standard">hidden</text:p>
      <text:p text:style-name="Standard">a4 grants you JUMP (DOUBLE JUMP if JUMP is found first)</text:p>
      <text:p text:style-name="Standard">a5 grants you TONGUE PUNCH (TONGUE PROJECTILE if TOUNGE PUNCH is found first)</text:p>
      <text:p text:style-name="Standard">BOSS: grants you dash</text:p>
      <text:p text:style-name="Standard"/>
      <text:p text:style-name="Standard">Tech Base. Boss: General Fly (levels 5-6)</text:p>
      <text:p text:style-name="Standard">A puzzle based map with many airborne enemies. Boss has bottemles pits.</text:p>
      <text:p text:style-name="Standard">hidden</text:p>
      <text:p text:style-name="Standard">a6 PONG guitar decoy (enemies will stop to listen guitar)</text:p>
      <text:p text:style-name="Standard">a7 SNAKE Motorcycle (will put you on a motorcycle and dash thru enemies. Will cost ”coins”)</text:p>
      <text:p text:style-name="Standard">BOSS: bomb</text:p>
      <text:p text:style-name="Standard">______________________________</text:p>
      <text:p text:style-name="Standard">Climbing to the Cathedral in the Sky (level 7a)</text:p>
      <text:p text:style-name="Standard">Includes a racing sections, and a tower.</text:p>
      <text:p text:style-name="Standard">Hidden a8: tongue level up (tongue punch/projectile/rocket) (TONGUE ROCKET is ridable)</text:p>
      <text:p text:style-name="Standard"/>
      <text:p text:style-name="Standard">Sky Cathedral. Boss: Mage (level 7b)</text:p>
      <text:p text:style-name="Standard">A tough platformer with a linear path, ends with the boss. Boss has 3 stages. The Cathedral crumbles after you w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6T09:38:56.78</meta:creation-date>
    <dc:date>2019-08-06T10:31:05.02</dc:date>
    <meta:editing-duration>PT19M47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31" meta:word-count="280" meta:character-count="1618"/>
  </office:meta>
</office:document-meta>
</file>